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Rich and Nabin sitting at a desk in OMSCS T-Shirts]</text:p>
      <text:p text:style-name="Standard"/>
      <text:p text:style-name="Standard">R: Hi. I'm Rich Guilmain.</text:p>
      <text:p text:style-name="Standard"/>
      <text:p text:style-name="Standard">N: And I'm Nabin Sharma.</text:p>
      <text:p text:style-name="Standard"/>
      <text:p text:style-name="Standard">R: And we used what we learned in Sebastian Thrun's class on Artificial Intelligence for Robotics to do something that doesn't actually involve a robot.</text:p>
      <text:p text:style-name="Standard"/>
      <text:p text:style-name="Standard">N: We designed a way to find underwater SCUBA divers using an active forward-looking sonar and a bit of software.</text:p>
      <text:p text:style-name="Standard"/>
      <text:p text:style-name="Standard">R: Defense against underwater terrorist attacks is a growing concern among the maritime industry, port law enforcement, and luxury and high-profile vessel owners alike. And because these threats are below the water's surface, more traditional detection methods like radar and visual surveillance aren't options. This makes sonar king.</text:p>
      <text:p text:style-name="Standard"/>
      <text:p text:style-name="Standard">N: But, the underwater environment is noisy. It's often saturated with mechanical noise, reflective debris, environmental marine activity... you name it. Plus, if the sonar is mounted on a vessel, then it itself is moving and turning around. This means that detection isn't always easy, and as a result, most diver detection systems that <text:span text:style-name="T1">are</text:span> available, are often inconsistent and unreliable.</text:p>
      <text:p text:style-name="Standard"/>
      <text:p text:style-name="Standard">R: That's where our project comes into play. To find and track underwater threats, we took a Sequential Monte Carlo approach...</text:p>
      <text:p text:style-name="Standard"/>
      <text:p text:style-name="Standard">N: A particle filter</text:p>
      <text:p text:style-name="Standard"/>
      <text:p text:style-name="Standard">R: … A particle filter approach, that's robust to measurement noise and imperfect mo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Guilmain</meta:initial-creator>
    <meta:creation-date>2014-05-06T23:12:24.97</meta:creation-date>
    <dc:date>2014-05-07T00:04:04.54</dc:date>
    <dc:creator>Richard Guilmain</dc:creator>
    <meta:editing-duration>PT51M39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10" meta:word-count="213" meta:character-count="1327"/>
  </office:meta>
</office:document-meta>
</file>